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## Automated ELK Stack Deployment</text:span></text:p>
      <text:p text:style-name="P1"><text:span text:style-name="T1"/></text:p>
      <text:p text:style-name="P1"><text:span text:style-name="T1">The files in this repository were used to configure the network depicted below.</text:span></text:p>
      <text:p text:style-name="P1"><text:span text:style-name="T1"/></text:p>
      <text:p text:style-name="P1"><text:span text:style-name="T1">![TODO: Update the path with the name of your diagram](Images/diagram_filename.png)</text:span></text:p>
      <text:p text:style-name="P1"><text:span text:style-name="T1"/></text:p>
      <text:p text:style-name="P1"><text:span text:style-name="T1">These files have been tested and used to generate a live ELK deployment on Azure. They can be used to either recreate the entire deployment pictured above. Alternatively, select portions of the<text:s/></text:span><text:span text:style-name="T2">playbook</text:span><text:span text:style-name="T3"><text:s/>file may be used to install only certain pieces of it, such as Filebeat.</text:span></text:p>
      <text:p text:style-name="P1"><text:span text:style-name="T3"/></text:p>
      <text:p text:style-name="P1"><text:span text:style-name="T3"><text:s text:c="2"/>- _TODO: Enter the playbook file._</text:span><text:span text:style-name="T4"><text:s text:c="3"/></text:span><text:span text:style-name="T5">playbook file is separate</text:span><text:span text:style-name="T6"/></text:p>
      <text:p text:style-name="P1"><text:span text:style-name="T6"/></text:p>
      <text:p text:style-name="P1"><text:span text:style-name="T6">This document contains the following details:</text:span></text:p>
      <text:p text:style-name="P1"><text:span text:style-name="T6">- Description of the Topologu</text:span></text:p>
      <text:p text:style-name="P1"><text:span text:style-name="T6">- Access Policies</text:span></text:p>
      <text:p text:style-name="P1"><text:span text:style-name="T6">- ELK Configuration</text:span></text:p>
      <text:p text:style-name="P1"><text:span text:style-name="T6"><text:s text:c="2"/>- Beats in Use</text:span></text:p>
      <text:p text:style-name="P1"><text:span text:style-name="T6"><text:s text:c="2"/>- Machines Being Monitored</text:span></text:p>
      <text:p text:style-name="P1"><text:span text:style-name="T6">- How to Use the Ansible Build</text:span></text:p>
      <text:p text:style-name="P1"><text:span text:style-name="T6"/></text:p>
      <text:p text:style-name="P1"><text:span text:style-name="T6"/></text:p>
      <text:p text:style-name="P1"><text:span text:style-name="T6">### Description of the Topology</text:span></text:p>
      <text:p text:style-name="P1"><text:span text:style-name="T6"/></text:p>
      <text:p text:style-name="P1"><text:span text:style-name="T6">The main purpose of this network is to expose a load-balanced and monitored instance of DVWA, the D*mn Vulnerable Web Application.</text:span></text:p>
      <text:p text:style-name="P1"><text:span text:style-name="T6"/></text:p>
      <text:p text:style-name="P1"><text:span text:style-name="T6">Load balancing ensures that the application will be highly<text:s/></text:span><text:span text:style-name="T7">available</text:span><text:span text:style-name="T8">, in addition to restricting access to the network.</text:span></text:p>
      <text:p text:style-name="P1"><text:span text:style-name="T8">- _TODO: What aspect of security do load balancers protect? What is the advantage of a jump box?_</text:span><text:span text:style-name="T9"><text:s/>Load balancers protect the availability aspect. The Jump box gives you another layer of security and gives a place to host your containers</text:span><text:span text:style-name="T10"/></text:p>
      <text:p text:style-name="P1"><text:span text:style-name="T10"/></text:p>
      <text:p text:style-name="P1"><text:span text:style-name="T10">Integrating an ELK server allows users to easily monitor the vulnerable VMs for changes to the<text:s/></text:span><text:span text:style-name="T11">files</text:span><text:span text:style-name="T12"><text:s/>and system<text:s/></text:span><text:span text:style-name="T13">metrics</text:span><text:span text:style-name="T14">.</text:span></text:p>
      <text:p text:style-name="P1"><text:span text:style-name="T14">- _TODO: What does Filebeat watch for?_ Filebeat monitors log files to collect log events</text:span></text:p>
      <text:p text:style-name="P1"><text:span text:style-name="T14">- _TODO: What does Metricbeat record?_ Metricbeat records metrics from the server and OS</text:span></text:p>
      <text:p text:style-name="P1"><text:span text:style-name="T14"/></text:p>
      <text:p text:style-name="P1"><text:span text:style-name="T14">The configuration details of each machine may be found below.</text:span></text:p>
      <text:p text:style-name="P1"><text:span text:style-name="T14">_Note: Use the [Markdown Table Generator](http://www.tablesgenerator.com/markdown_tables) to add/remove values from the table_.</text:span></text:p>
      <text:p text:style-name="P1"><text:span text:style-name="T14"/></text:p>
      <text:p text:style-name="P1"><text:span text:style-name="T14">| Name<text:s text:c="5"/>| Function | IP Address | Operating System |</text:span></text:p>
      <text:p text:style-name="P1"><text:span text:style-name="T14">|----------|----------|------------|------------------|</text:span></text:p>
      <text:p text:style-name="P1"><text:span text:style-name="T14">| Jump Box | Gateway<text:s text:c="2"/>| 10.0.0.8<text:s text:c="3"/>| Linux<text:s text:c="12"/>|</text:span></text:p>
      <text:p text:style-name="P1"><text:span text:style-name="T14">| Web1<text:s text:c="5"/>| Webserver| 10.0.0.6<text:s text:c="3"/>| Linux<text:s text:c="12"/>|</text:span></text:p>
      <text:p text:style-name="P1"><text:span text:style-name="T14">| Web2<text:s text:c="5"/>| Webserver| 10.0.0.7<text:s text:c="3"/>| Linux<text:s text:c="12"/>|</text:span></text:p>
      <text:p text:style-name="P1"><text:span text:style-name="T14">| Web3<text:s text:c="5"/>| Webserver| 10.0.0.9<text:s text:c="3"/>| Linux<text:s text:c="12"/>|</text:span></text:p>
      <text:p text:style-name="P1"><text:span text:style-name="T14">| Elk-serv | ELKserver| 10.1.0.5<text:s text:c="3"/>| Linux<text:s text:c="12"/>|</text:span></text:p>
      <text:p text:style-name="P1"><text:span text:style-name="T14"/></text:p>
      <text:p text:style-name="P1"><text:span text:style-name="T14">### Access Policies</text:span></text:p>
      <text:p text:style-name="P1"><text:span text:style-name="T14"/></text:p>
      <text:p text:style-name="P1"><text:span text:style-name="T14">The machines on the internal network are not exposed to the public Internet. </text:span></text:p>
      <text:p text:style-name="P1"><text:span text:style-name="T14"/></text:p>
      <text:p text:style-name="P1"><text:span text:style-name="T14">Only the Jump Box machine can accept connections from the Internet. Access to this machine is only allowed from the following IP addresses:</text:span></text:p>
      <text:p text:style-name="P1"><text:span text:style-name="T14">- _TODO: My personal Ip_</text:span></text:p>
      <text:p text:style-name="P1"><text:span text:style-name="T14"/></text:p>
      <text:p text:style-name="P1"><text:span text:style-name="T14">Machines within the network can only be accessed by the Jump Box at 10.0.0.8.</text:span></text:p>
      <text:p text:style-name="P1"><text:span text:style-name="T14">- _TODO: Which machine did you allow to access your ELK VM? What was its IP address?_ The Jumpbox at 10.0.0.8</text:span></text:p>
      <text:p text:style-name="P1"><text:span text:style-name="T14"/></text:p>
      <text:p text:style-name="P1"><text:span text:style-name="T14">A summary of the access policies in place can be found in the table below.</text:span></text:p>
      <text:p text:style-name="P1"><text:span text:style-name="T14"/></text:p>
      <text:p text:style-name="P1"><text:span text:style-name="T14">| Name<text:s text:c="5"/>| Publicly Accessible | Allowed IP Addresses |</text:span></text:p>
      <text:p text:style-name="P1"><text:span text:style-name="T14">|----------|---------------------|----------------------|</text:span></text:p>
      <text:p text:style-name="P1"><text:span text:style-name="T14">| Jump Box |<text:s text:c="5"/>No<text:s text:c="14"/>| my public Ip<text:s text:c="9"/>|</text:span></text:p>
      <text:p text:style-name="P1"><text:span text:style-name="T14">| ElkServer|<text:s text:c="2"/>yes on port 5601<text:s text:c="3"/>| the internet<text:s text:c="9"/>|</text:span></text:p>
      <text:p text:style-name="P1"><text:span text:style-name="T14">|WebServers|<text:s text:c="5"/>yes<text:s text:c="13"/>| LB at 20.124.4.205<text:s text:c="3"/>|</text:span></text:p>
      <text:p text:style-name="P1"><text:span text:style-name="T14">### Elk Configuration</text:span></text:p>
      <text:p text:style-name="P1"><text:span text:style-name="T14"/></text:p>
      <text:p text:style-name="P1"><text:span text:style-name="T14">Ansible was used to automate configuration of the ELK machine. No configuration was performed manually, which is advantageous because it ensures that all the machines run the exact same thing</text:span></text:p>
      <text:p text:style-name="P1"><text:span text:style-name="T14">- _TODO: What is the main advantage of automating configuration with Ansible?_ allows every machine to be configured at once and all exactly the same </text:span></text:p>
      <text:p text:style-name="P1"><text:span text:style-name="T14"/></text:p>
      <text:p text:style-name="P1"><text:span text:style-name="T14">The playbook implements the following tasks:</text:span></text:p>
      <text:p text:style-name="P1"><text:span text:style-name="T14">- _TODO: In 3-5 bullets, explain the steps of the ELK installation play. E.g., install Docker; download image; etc._</text:span></text:p>
      <text:p text:style-name="P1"><text:span text:style-name="T14">- installs Docker</text:span></text:p>
      <text:p text:style-name="P1"><text:span text:style-name="T14">- installs python3</text:span></text:p>
      <text:p text:style-name="P1"><text:span text:style-name="T14">- installs docker python module</text:span></text:p>
      <text:p text:style-name="P1"><text:span text:style-name="T14">- increases memory to max</text:span></text:p>
      <text:p text:style-name="P1"><text:span text:style-name="T14">- launches the docker elk container after download</text:span></text:p>
      <text:p text:style-name="P1"><text:span text:style-name="T14"/></text:p>
      <text:p text:style-name="P1"><text:span text:style-name="T14">The following screenshot displays the result of running `docker ps` after successfully configuring the ELK instance.</text:span></text:p>
      <text:p text:style-name="P2"><draw:frame text:anchor-type="as-char" svg:width="152.40mm" svg:height="96.57mm" style:rel-width="scale" style:rel-height="scale"><draw:object-ole xlink:href="OleObj1"/><draw:image xlink:href="ObjectReplacements/OleObj1"/></draw:frame><text:span text:style-name="T14"/></text:p>
      <text:p text:style-name="P3"><text:span text:style-name="T14"/></text:p>
      <text:p text:style-name="P3"><text:span text:style-name="T14"/></text:p>
      <text:p text:style-name="P3"><text:span text:style-name="T14">![TODO: Update the path with the name of your screenshot of docker ps output](Images/docker_ps_output.png)</text:span></text:p>
      <text:p text:style-name="P3"><text:span text:style-name="T14"/></text:p>
      <text:p text:style-name="P3"><text:span text:style-name="T14">### Target Machines &amp; Beats</text:span></text:p>
      <text:p text:style-name="P3"><text:span text:style-name="T14">This ELK server is configured to monitor the following machines:</text:span></text:p>
      <text:p text:style-name="P3"><text:span text:style-name="T14">- _TODO: List the IP addresses of the machines you are monitoring_ 10.0.0.6<text:s text:c="2"/>10.0.0.7<text:s text:c="3"/>10.0.0.9</text:span></text:p>
      <text:p text:style-name="P3"><text:span text:style-name="T14"/></text:p>
      <text:p text:style-name="P3"><text:span text:style-name="T14">We have installed the following Beats on these machines:</text:span></text:p>
      <text:p text:style-name="P3"><text:span text:style-name="T14">- _TODO: Specify which Beats you successfully installed_</text:span></text:p>
      <text:p text:style-name="P3"><text:span text:style-name="T14"><text:s text:c="7"/>filebeat and metricbeat</text:span></text:p>
      <text:p text:style-name="P3"><text:span text:style-name="T14">These Beats allow us to collect the following information from each machine:</text:span></text:p>
      <text:p text:style-name="P3"><text:span text:style-name="T14">- _TODO: In 1-2 sentences, explain what kind of data each beat collects, and provide 1 example of what you expect to see. E.g., `Winlogbeat` collects Windows logs, which we use to track user logon events, etc._ Filebeat logs changes to the files. Metricbeat logs all of the metric data.</text:span></text:p>
      <text:p text:style-name="P3"><text:span text:style-name="T14"/></text:p>
      <text:p text:style-name="P3"><text:span text:style-name="T14">### Using the Playbook</text:span></text:p>
      <text:p text:style-name="P3"><text:span text:style-name="T14">In order to use the playbook, you will need to have an Ansible control node already configured. Assuming you have such a control node provisioned: </text:span></text:p>
      <text:p text:style-name="P3"><text:span text:style-name="T14"/></text:p>
      <text:p text:style-name="P3"><text:span text:style-name="T14">SSH into the control node and follow the steps below:</text:span></text:p>
      <text:p text:style-name="P3"><text:span text:style-name="T14">- Copy the install-elk.yml file to ansible container folder.</text:span></text:p>
      <text:p text:style-name="P3"><text:span text:style-name="T14">- Update the hosts file to include the elk server ip address</text:span></text:p>
      <text:p text:style-name="P3"><text:span text:style-name="T14">- Run the playbook, and navigate to<text:s/></text:span><text:a xlink:href="http://40.113.246.99:5601/app/kibana"><text:span text:style-name="T15">http://40.113.246.99:5601/app/kibana</text:span></text:a><text:span text:style-name="T16"><text:s/>to check that the installation worked as expected.</text:span></text:p>
      <text:p text:style-name="P3"><text:span text:style-name="T16"/></text:p>
      <text:p text:style-name="P3"><text:span text:style-name="T16">_TODO: Answer the following questions to fill in the blanks:_</text:span></text:p>
      <text:p text:style-name="P3"><text:span text:style-name="T16">- _Which file is the playbook?</text:span><text:span text:style-name="T17"><text:s/>elk-playbook.yml</text:span></text:p>
      <text:p text:style-name="P3"><text:span text:style-name="T18"><text:s/>Where do you copy it?_<text:s/></text:span><text:span text:style-name="T19">the ansible directory</text:span><text:span text:style-name="T20"/></text:p>
      <text:p text:style-name="P3"><text:span text:style-name="T20"/></text:p>
      <text:p text:style-name="P3"><text:span text:style-name="T20">- _Which file do you update to make Ansible run the playbook on a specific machine?<text:s/></text:span><text:span text:style-name="T21">the hosts file</text:span><text:span text:style-name="T22"><text:s/>How do I specify which machine to install the ELK server on versus which to install Filebeat on?_<text:s/></text:span><text:span text:style-name="T23">adding the private IP under servers</text:span><text:span text:style-name="T24"/></text:p>
      <text:p text:style-name="P3"><text:span text:style-name="T24"/></text:p>
      <text:p text:style-name="P3"><text:span text:style-name="T24">- _Which URL do you navigate to in order to check that the ELK server is running?<text:s/></text:span><text:span text:style-name="T25">40.113.246.99:5601/app/kibana#</text:span><text:span text:style-name="T26"/></text:p>
      <text:p text:style-name="P3"><text:span text:style-name="T26"/></text:p>
      <text:p text:style-name="P3"><text:span text:style-name="T26">_As a **Bonus**, provide the specific commands the user will need to run to download the playbook, update the files, etc._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